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font-size="24pt" fo:font-weight="normal" style:font-size-asian="24pt" style:font-size-complex="24pt"/>
    </style:style>
    <style:style style:name="T4" style:family="text">
      <style:text-properties style:font-name="Courier New" fo:font-size="16pt" style:font-size-asian="16pt" style:font-size-complex="16pt"/>
    </style:style>
    <style:style style:name="T5" style:family="text">
      <style:text-properties style:font-name="Liberation Sans2" fo:font-size="16pt" style:font-size-asian="16pt" style:font-size-complex="16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WxIspm<text:line-break/>(<text:span text:style-name="T1">webMethods eXtensions: IS project manag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is it?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 tool (or, more precisely: a set of tools) for IS developers.</text:p>
              </text:list-item>
              <text:list-item>
                <text:p text:style-name="P1">Standalone. (Do not depend on anything else, not even WxConfig and/or WxLog.)</text:p>
              </text:list-item>
              <text:list-item>
                <text:p text:style-name="P1">Includes</text:p>
                <text:list>
                  <text:list-item>
                    <text:p text:style-name="P1">A package compiler (like WxCompile)</text:p>
                  </text:list-item>
                  <text:list-item>
                    <text:p text:style-name="P1">A quick package reload (like LidlLclIsManager.(remove|restore)Dependencies</text:p>
                  </text:list-item>
                </text:list>
              </text:list-item>
              <text:list-item>
                <text:p text:style-name="P1">In the works:</text:p>
                <text:list>
                  <text:list-item>
                    <text:p text:style-name="P1">A project importer (GitMapping)</text:p>
                  </text:list-item>
                  <text:list-item>
                    <text:p text:style-name="P1">A package builder/deployer, which is internally based on ABE/WmDeployer. Should allow to deploy from your local machine, if Jenkins/Azure is not avail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t is not!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t is not intended to leave the developers workstation (Ever!).</text:p>
              </text:list-item>
              <text:list-item>
                <text:p>In particular: It should never be found in a P, Q, or A environment.</text:p>
              </text:list-item>
              <text:list-item>
                <text:p>And, if it works, as expected: It should not even be in the E environment.</text:p>
              </text:list-item>
              <text:list-item>
                <text:p>It should <text:span text:style-name="T2">never </text:span><text:span text:style-name="T3">be another packages dependenc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tivation</text:p>
          </draw:text-box>
        </draw:frame>
        <draw:frame presentation:style-name="pr7" draw:text-style-name="P1" draw:layer="layout" svg:width="26cm" svg:height="10cm" svg:x="1cm" svg:y="3.2cm" presentation:class="outline" presentation:user-transformed="true">
          <draw:text-box>
            <text:list text:style-name="L2">
              <text:list-header>
                <text:p>Availability:</text:p>
                <text:list>
                  <text:list-item>
                    <text:p>Open Source, available for everyone, and every project.</text:p>
                  </text:list-item>
                  <text:list-item>
                    <text:p>As a consequence, will be usable for me, after leaving the Lidl project.</text:p>
                  </text:list-item>
                </text:list>
              </text:list-header>
              <text:list-item>
                <text:p>Independence:</text:p>
                <text:list>
                  <text:list-item>
                    <text:p>Driven by developers needs</text:p>
                  </text:list-item>
                  <text:list-item>
                    <text:p>No need to ask for permission when developing new features, or fixing problems</text:p>
                  </text:list-item>
                </text:list>
              </text:list-item>
              <text:list-item>
                <text:p>Technical basis for future developments, and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s (Instance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local , or remote IS instance. Examples:</text:p>
                <text:list>
                  <text:list-item>
                    <text:p>The “local” instance. (The IS, in which WxIspm is running. Automatically provided by WxIspm.)</text:p>
                  </text:list-item>
                  <text:list-item>
                    <text:p>The “wm103” instance, as defined in the config file:<text:line-break/><text:line-break/> <text:s text:c="3"/><text:span text:style-name="T4">&lt;instance id=”wm103” baseDir=”F:\SoftwareAG\webMethods103\IntegrationServer\instances\default”/&gt;</text:span></text:p>
                  </text:list-item>
                  <text:list-item>
                    <text:p text:style-name="P4"><text:span text:style-name="T5">Note: The “local”, and the “wm103” instance may, in fact, be the same instance, if WxIspm is running in the “wm103” instanc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s (Local Repository)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 local repository is a collection of projects, that are stored in a local directory. Example:</text:p>
                <text:list>
                  <text:list-item>
                    <text:p text:style-name="P4"><text:span text:style-name="T6">The “GITDEV103” local repository, as defined in the config file:</text:span><text:span text:style-name="T6"><text:line-break/></text:span><text:span text:style-name="T6"><text:line-break/></text:span> <text:s text:c="3"/><text:span text:style-name="T4">&lt;localRepository id=”GITDEV103” dir=”</text:span><text:span text:style-name="T4"><text:a xlink:href="file:///F:/GIT-DEV103" xlink:type="simple">F:\GIT-DEV103</text:a></text:span><text:span text:style-name="T4">”</text:span><text:span text:style-name="T4"><text:line-break/></text:span><text:span text:style-name="T4"> <text:s text:c="18"/>layout=”default”/&gt;</text:span></text:p>
                  </text:list-item>
                  <text:list-item>
                    <text:p text:style-name="P4"><text:span text:style-name="T7">The layout is an algorithm for finding projects in the directory, or packages in a project. The default layout is “default”, so you may omit the attribute.</text:span></text:p>
                  </text:list-item>
                  <text:list-item>
                    <text:p text:style-name="P4"><text:span text:style-name="T7">The “default” layout assumes, that all directories in the repository are projects, and a projects packages are under “IntegrationServer/packages”.</text:span></text:p>
                  </text:list-item>
                  <text:list-item>
                    <text:p text:style-name="P4"><text:span text:style-name="T7">It’s called “default”, because I couldn’t very well use the name “lidl” in an open source projec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s (Remote Repository)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 remote repository is a collection of projects, that are available under a common base URL. Example:</text:p>
                <text:list>
                  <text:list-item>
                    <text:p text:style-name="P4"><text:span text:style-name="T6"><text:s/></text:span><text:span text:style-name="T6">The “azure” remote repository, as defined in the config file: </text:span><text:span text:style-name="T6"><text:line-break/></text:span><text:span text:style-name="T6"> </text:span><text:span text:style-name="T6"><text:line-break/></text:span> <text:s text:c="3"/><text:span text:style-name="T4">&lt;remoteRepository id=”azure” url=”https://dev.azure.com/schwarzit/schwarzit.esb/_git” </text:span><text:span text:style-name="T4"><text:line-break/></text:span><text:span text:style-name="T4"> <text:s text:c="18"/>handler=”azure”/&gt;</text:span></text:p>
                  </text:list-item>
                  <text:list-item>
                    <text:p text:style-name="P4"><text:span text:style-name="T7">The handler is a collection of algorithms for</text:span></text:p>
                    <text:list>
                      <text:list-item>
                        <text:p><text:span text:style-name="T7">listing projects in the remote repository</text:span></text:p>
                      </text:list-item>
                      <text:list-item>
                        <text:p><text:span text:style-name="T7">cloning a project from the remote repository to a local repository (with the option to import the project into an instance afterwards)</text:span></text:p>
                      </text:list-item>
                    </text:list>
                  </text:list-item>
                  <text:list-item>
                    <text:p><text:span text:style-name="T7"><text:s text:c="2"/></text:span><text:span text:style-name="T7">The “azure” handler is designed to meet the needs of a developer in the Lidl project exactly. (Again: Couldn’t really call it the “lidl” handler. ;-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s: Plugi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 plugin is a Java class, or a Groovy Script, that extends, or updates the core WxIspm.</text:p>
              </text:list-item>
              <text:list-item>
                <text:p>As examples, the “default” layout, and the “azure” handler are implemented as plugins.</text:p>
              </text:list-item>
              <text:list-item>
                <text:p>To start using WxIspm in a new project, one must either</text:p>
                <text:list>
                  <text:list-item>
                    <text:p>Adopt the Lidl projects conventions, and use the existing plugins. <text:s/>That’s recommended for new projects.</text:p>
                  </text:list-item>
                  <text:list-item>
                    <text:p>Implement new plugins. This should be easy by using the above examples. Existing projects will, most likely, prefer this varian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ing new idea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ocumentation:</text:p>
                <text:list>
                  <text:list-item>
                    <text:p>For every service, a README.md exists in the service directory (where flow.xml and/or node.ndf are)</text:p>
                  </text:list-item>
                  <text:list-item>
                    <text:p>Upon build, the README.md is automatically incorporated into the node.ndf’s comment section.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30T22:44:11.918000000</meta:creation-date>
    <meta:editing-duration>PT57M56S</meta:editing-duration>
    <meta:editing-cycles>2</meta:editing-cycles>
    <meta:generator>LibreOffice/7.0.4.2$Windows_X86_64 LibreOffice_project/dcf040e67528d9187c66b2379df5ea4407429775</meta:generator>
    <dc:title>Blue Curve</dc:title>
    <dc:date>2020-12-31T00:44:11.082000000</dc:date>
    <meta:document-statistic meta:object-count="70"/>
  </office:meta>
</office:document-meta>
</file>